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4_12-36-21_000.jpg</text:p>
          </table:table-cell>
          <table:table-cell table:style-name="ce22" office:value-type="string">
            <text:p>:m :i 1*1 / 小物製作 / プレゼントの包装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2]=&quot;&quot;;[.C2];CONCATENATE([.C2];&quot; / &quot;;[.E2]))" office:value-type="string" office:string-value=":m :i 1*1 / 小物製作 / プレゼントの包装">
            <text:p>:m :i 1*1 / 小物製作 / プレゼントの包装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4_12-37-07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4_13-53-45_000.jpg</text:p>
          </table:table-cell>
          <table:table-cell table:style-name="ce22" office:value-type="string">
            <text:p>:m RES 1*1 / free# JVEMV6 37#17.16_1 / 37. miscs of miscs / 17. natural-history / id=17:バジル</text:p>
          </table:table-cell>
          <table:table-cell table:style-name="ce34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:m RES 1*1 / free# JVEMV6 37#17.16_1 / 37. miscs of miscs / 17. natural-history / id=17:バジル">
            <text:p>:m RES 1*1 / free# JVEMV6 37#17.16_1 / 37. miscs of miscs / 17. natural-history / id=17:バジ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4_15-04-42_000.jpg</text:p>
          </table:table-cell>
          <table:table-cell table:style-name="ce22" office:value-type="string">
            <text:p>:PHOTO 記録 / 経過記録；作ったもの / food=焼酎漬け / material=バジル；芋焼酎,time=1003-2340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5]=&quot;&quot;;[.C5];CONCATENATE([.C5];&quot; / &quot;;[.E5]))" office:value-type="string" office:string-value=":PHOTO 記録 / 経過記録；作ったもの / food=焼酎漬け / material=バジル；芋焼酎,time=1003-2340">
            <text:p>:PHOTO 記録 / 経過記録；作ったもの / food=焼酎漬け / material=バジル；芋焼酎,time=1003-234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4_16-56-28_000.jpg</text:p>
          </table:table-cell>
          <table:table-cell table:style-name="ce22" office:value-type="string">
            <text:p>:m RES 1*1 / free# JVEMV6 37#28_26.12 / 37. miscs of miscs / 28. anim.dessin / 26. 解剖 / theme=下肢：筋肉,w:外側広筋；縫工筋,notice=~,found=~ / N+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6]=&quot;&quot;;[.C6];CONCATENATE([.C6];&quot; / &quot;;[.E6]))" office:value-type="string" office:string-value=":m RES 1*1 / free# JVEMV6 37#28_26.12 / 37. miscs of miscs / 28. anim.dessin / 26. 解剖 / theme=下肢：筋肉,w:外側広筋；縫工筋,notice=~,found=~ / N+">
            <text:p>:m RES 1*1 / free# JVEMV6 37#28_26.12 / 37. miscs of miscs / 28. anim.dessin / 26. 解剖 / theme=下肢：筋肉,w:外側広筋；縫工筋,notice=~,found=~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4_17-00-45_000.jpg</text:p>
          </table:table-cell>
          <table:table-cell table:style-name="ce22" office:value-type="string">
            <text:p>:m / daylog メモ / partial / 2020-0901~1005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7]=&quot;&quot;;[.C7];CONCATENATE([.C7];&quot; / &quot;;[.E7]))" office:value-type="string" office:string-value=":m / daylog メモ / partial / 2020-0901~1005">
            <text:p>:m / daylog メモ / partial / 2020-0901~100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4_17-28-18_000.jpg</text:p>
          </table:table-cell>
          <table:table-cell table:style-name="ce22" office:value-type="string">
            <text:p>:m 食べた物　間食 / インスタントラーメン；袋入り：「昔ながらの」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8]=&quot;&quot;;[.C8];CONCATENATE([.C8];&quot; / &quot;;[.E8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4_18-12-58_000.jpg</text:p>
          </table:table-cell>
          <table:table-cell table:style-name="ce22" office:value-type="string">
            <text:p>:m RES 1*1 / free# JVEMV6 37#23.1_20 / 37. miscs of miscs / 23. CO2 / 1. mind-map / M-47:#22.0.1 / topic=RF-discharge;corona-discharge;APGDs;nanosecond.w:~ / N~</text:p>
          </table:table-cell>
          <table:table-cell table:style-name="ce18"/>
          <table:table-cell table:style-name="ce4"/>
          <table:table-cell table:style-name="ce4" office:value-type="string">
            <text:p>N-35-35-28.422546 E-139-34-49.379882</text:p>
          </table:table-cell>
          <table:table-cell table:style-name="ce35" table:formula="of:=IF([.E9]=&quot;&quot;;[.C9];CONCATENATE([.C9];&quot; / &quot;;[.E9]))" office:value-type="string" office:string-value=":m RES 1*1 / free# JVEMV6 37#23.1_20 / 37. miscs of miscs / 23. CO2 / 1. mind-map / M-47:#22.0.1 / topic=RF-discharge;corona-discharge;APGDs;nanosecond.w:~ / N~">
            <text:p>:m RES 1*1 / free# JVEMV6 37#23.1_20 / 37. miscs of miscs / 23. CO2 / 1. mind-map / M-47:#22.0.1 / topic=RF-discharge;corona-discharge;APGDs;nanosecond.w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4_18-55-49_000.jpg</text:p>
          </table:table-cell>
          <table:table-cell table:style-name="ce18" office:value-type="string">
            <text:p>:m 1-3*3 RES / free / res-id=B9V7 / theme=ジュネーブ条約</text:p>
          </table:table-cell>
          <table:table-cell table:style-name="ce18"/>
          <table:table-cell table:style-name="ce4"/>
          <table:table-cell table:style-name="ce4" office:value-type="string">
            <text:p>N-35-35-28.614807 E-139-34-49.709472</text:p>
          </table:table-cell>
          <table:table-cell table:style-name="ce35" table:formula="of:=IF([.E10]=&quot;&quot;;[.C10];CONCATENATE([.C10];&quot; / &quot;;[.E10]))" office:value-type="string" office:string-value=":m 1-3*3 RES / free / res-id=B9V7 / theme=ジュネーブ条約">
            <text:p>:m 1-3*3 RES / free / res-id=B9V7 / theme=ジュネーブ条約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4_19-27-21_000.jpg</text:p>
          </table:table-cell>
          <table:table-cell table:style-name="ce18" office:value-type="string">
            <text:p>:PHOTO 記録用 / @自宅；玄関出て右手：キンモクセイ / 自然観察：定点観測 / target=キンモクセイ：花</text:p>
          </table:table-cell>
          <table:table-cell table:style-name="ce19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11]=&quot;&quot;;[.C11];CONCATENATE([.C11];&quot; / &quot;;[.E11]))" office:value-type="string" office:string-value=":PHOTO 記録用 / @自宅；玄関出て右手：キンモクセイ / 自然観察：定点観測 / target=キンモクセイ：花">
            <text:p>:PHOTO 記録用 / @自宅；玄関出て右手：キンモクセイ / 自然観察：定点観測 / target=キンモクセイ：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5_00-13-18_000.jpg</text:p>
          </table:table-cell>
          <table:table-cell table:style-name="ce18" office:value-type="string">
            <text:p>:m :i 1*1 / music / composition / 作曲対象 / どの音程が、耳に心地よいか；どんなメロディーが涼しく感じさせるか || :m :i 1*1 / drink-alcohol / カクテル；何通り作れるか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2]=&quot;&quot;;[.C12];CONCATENATE([.C12];&quot; / &quot;;[.E12]))" office:value-type="string" office:string-value=":m :i 1*1 / music / composition / 作曲対象 / どの音程が、耳に心地よいか；どんなメロディーが涼しく感じさせるか || :m :i 1*1 / drink-alcohol / カクテル；何通り作れるか">
            <text:p>:m :i 1*1 / music / composition / 作曲対象 / どの音程が、耳に心地よいか；どんなメロディーが涼しく感じさせるか || :m :i 1*1 / drink-alcohol / カクテル；何通り作れる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5_00-14-03_000.jpg</text:p>
          </table:table-cell>
          <table:table-cell table:style-name="ce19" office:value-type="string">
            <text:p>:m 1-4*5 / math / 組み合わせ；漬け焼酎 / 組み合わせの数；１つ少ない場合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3]=&quot;&quot;;[.C13];CONCATENATE([.C13];&quot; / &quot;;[.E13]))" office:value-type="string" office:string-value=":m 1-4*5 / math / 組み合わせ；漬け焼酎 / 組み合わせの数；１つ少ない場合">
            <text:p>:m 1-4*5 / math / 組み合わせ；漬け焼酎 / 組み合わせの数；１つ少ない場合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5_00-14-29_000.jpg</text:p>
          </table:table-cell>
          <table:table-cell table:style-name="ce19" office:value-type="string">
            <text:p>:m 5*5 / math / 組み合わせ；漬け焼酎 / 組み合わせの数；１つ少ない場合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4]=&quot;&quot;;[.C14];CONCATENATE([.C14];&quot; / &quot;;[.E14]))" office:value-type="string" office:string-value=":m 5*5 / math / 組み合わせ；漬け焼酎 / 組み合わせの数；１つ少ない場合">
            <text:p>:m 5*5 / math / 組み合わせ；漬け焼酎 / 組み合わせの数；１つ少ない場合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05_00-39-14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05_00-44-53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05_00-53-22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05_01-01-55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05_02-01-36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05_08-37-45_000.jpg</text:p>
          </table:table-cell>
          <table:table-cell table:style-name="ce22" office:value-type="string">
            <text:p>:m :lets / action activity / やること / percussion:個々の材料；どんな音が出るか || :m :? 1*1 / science / meteology:weather / 寒冷前線；温暖前線；天気、どんな特徴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20]=&quot;&quot;;[.C20];CONCATENATE([.C20];&quot; / &quot;;[.E20]))" office:value-type="string" office:string-value=":m :lets / action activity / やること / percussion:個々の材料；どんな音が出るか || :m :? 1*1 / science / meteology:weather / 寒冷前線；温暖前線；天気、どんな特徴">
            <text:p>:m :lets / action activity / やること / percussion:個々の材料；どんな音が出るか || :m :? 1*1 / science / meteology:weather / 寒冷前線；温暖前線；天気、どんな特徴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4_15-33-24_000.mp4</text:p>
          </table:table-cell>
          <table:table-cell table:style-name="ce8" office:value-type="string">
            <text:p>:VIDEO / @自室 / 記録 / knoten / 実演,perform / n-2020-1004-1 / knot=prusik,video=corporals-corner,for=prusikを固定端として使う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VIDEO / @自室 / 記録 / knoten / 実演,perform / n-2020-1004-1 / knot=prusik,video=corporals-corner,for=prusikを固定端として使う">
            <text:p>:VIDEO / @自室 / 記録 / knoten / 実演,perform / n-2020-1004-1 / knot=prusik,video=corporals-corner,for=prusikを固定端として使う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/10/05</text:date>, <text:time>11:5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5T11:55:55.51</dc:date>
    <dc:creator>iwabuchi ken</dc:creator>
    <meta:editing-duration>P26DT10H20M11S</meta:editing-duration>
    <meta:editing-cycles>9942</meta:editing-cycles>
    <meta:document-statistic meta:table-count="1" meta:cell-count="471" meta:object-count="0"/>
  </office:meta>
</office:document-meta>
</file>